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46b" officeooo:paragraph-rsid="001d146b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ar en Java una aplicación multitarea de tal forma que tengamos dos líneas de ejecución simultáneas.</text:p>
      <text:p text:style-name="P1">Una primera línea mostrará en pantalla la suma sucesiva de los 20 primeros números.</text:p>
      <text:p text:style-name="P1">La otra línea de ejecución es mostrar la fecha y la hora del sistema 20 vec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09:19:21.561636650</meta:creation-date>
    <dc:date>2024-10-14T09:45:11.140136103</dc:date>
    <meta:editing-duration>PT15M39S</meta:editing-duration>
    <meta:editing-cycles>1</meta:editing-cycles>
    <meta:document-statistic meta:table-count="0" meta:image-count="0" meta:object-count="0" meta:page-count="1" meta:paragraph-count="3" meta:word-count="46" meta:character-count="265" meta:non-whitespace-character-count="222"/>
    <meta:generator>LibreOffice/7.3.7.2$Linux_X86_64 LibreOffice_project/30$Build-2</meta:generator>
  </office:meta>
</office:document-meta>
</file>